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5e2b" officeooo:paragraph-rsid="00115e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npdf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20:18:09.075298099</meta:creation-date>
    <dc:date>2020-12-04T20:19:48.342893435</dc:date>
    <meta:editing-duration>PT33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4.6.2$Linux_X86_64 LibreOffice_project/40$Build-2</meta:generator>
  </office:meta>
</office:document-meta>
</file>